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D00000027E39240ED1DAF5DFB.png" manifest:media-type="image/png"/>
  <manifest:file-entry manifest:full-path="Pictures/10000000000001EF0000002D4D78971F22161887.png" manifest:media-type="image/png"/>
  <manifest:file-entry manifest:full-path="Pictures/100000000000038900000040B13D8422DDA9846D.png" manifest:media-type="image/png"/>
  <manifest:file-entry manifest:full-path="Pictures/10000000000002CF00000063E25A8BEF988ED042.png" manifest:media-type="image/png"/>
  <manifest:file-entry manifest:full-path="Pictures/1000000000000175000000427E76D6E93C94E4A3.png" manifest:media-type="image/png"/>
  <manifest:file-entry manifest:full-path="Pictures/10000000000001E20000007E7F52BF3AB64C81D3.png" manifest:media-type="image/png"/>
  <manifest:file-entry manifest:full-path="Pictures/1000000000000199000000203A45BF8C69ACBB04.png" manifest:media-type="image/png"/>
  <manifest:file-entry manifest:full-path="Pictures/10000000000001E400000038636C80D8966D751C.png" manifest:media-type="image/png"/>
  <manifest:file-entry manifest:full-path="Pictures/1000000000000516000000FE4F290CBD2CCE9E9A.png" manifest:media-type="image/png"/>
  <manifest:file-entry manifest:full-path="Pictures/1000000000000266000002DA73392DD2753D39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848" officeooo:paragraph-rsid="001e6848"/>
    </style:style>
    <style:style style:name="P2" style:family="paragraph" style:parent-style-name="Standard">
      <style:text-properties officeooo:rsid="001f5e7d" officeooo:paragraph-rsid="001f5e7d"/>
    </style:style>
    <style:style style:name="P3" style:family="paragraph" style:parent-style-name="Standard">
      <style:text-properties officeooo:rsid="001f6cdc" officeooo:paragraph-rsid="001f6cdc"/>
    </style:style>
    <style:style style:name="P4" style:family="paragraph" style:parent-style-name="Standard">
      <style:text-properties officeooo:rsid="00214bbf" officeooo:paragraph-rsid="00214bbf"/>
    </style:style>
    <style:style style:name="P5" style:family="paragraph" style:parent-style-name="Standard">
      <style:text-properties officeooo:rsid="002372c4" officeooo:paragraph-rsid="002372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311in" svg:y="0.2189in" svg:width="3.8854in" svg:height="0.6874in" draw:z-index="0"><draw:image xlink:href="Pictures/1000000000000175000000427E76D6E93C94E4A3.png" xlink:type="simple" xlink:show="embed" xlink:actuate="onLoad"/></draw:frame>1)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4665in" svg:y="0.3327in" svg:width="4.2602in" svg:height="0.3335in" draw:z-index="1"><draw:image xlink:href="Pictures/1000000000000199000000203A45BF8C69ACBB04.png" xlink:type="simple" xlink:show="embed" xlink:actuate="onLoad"/></draw:frame>2)</text:p>
      <text:p text:style-name="P1"/>
      <text:p text:style-name="P1"/>
      <text:p text:style-name="P1"/>
      <text:p text:style-name="P1"/>
      <text:p text:style-name="P1"/>
      <text:p text:style-name="P1">3)</text:p>
      <text:p text:style-name="P1"/>
      <text:p text:style-name="P1"/>
      <text:p text:style-name="P1"><draw:frame draw:style-name="fr1" draw:name="Image5" text:anchor-type="paragraph" svg:x="0.2811in" svg:y="0.102in" svg:width="6.6929in" svg:height="1.3055in" draw:z-index="3"><draw:image xlink:href="Pictures/1000000000000516000000FE4F290CBD2CCE9E9A.png" xlink:type="simple" xlink:show="embed" xlink:actuate="onLoad"/></draw:frame></text:p>
      <text:p text:style-name="P1"/>
      <text:p text:style-name="P2"><draw:frame draw:style-name="fr1" draw:name="Image3" text:anchor-type="paragraph" svg:x="0.1484in" svg:y="0.4165in" svg:width="6.3957in" svg:height="7.6043in" draw:z-index="4"><draw:image xlink:href="Pictures/1000000000000266000002DA73392DD2753D398F.png" xlink:type="simple" xlink:show="embed" xlink:actuate="onLoad"/></draw:frame><text:soft-page-break/>4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4" text:anchor-type="paragraph" svg:x="-0.4173in" svg:y="0.3854in" svg:width="7.4807in" svg:height="1.0299in" draw:z-index="2"><draw:image xlink:href="Pictures/10000000000002CF00000063E25A8BEF988ED042.png" xlink:type="simple" xlink:show="embed" xlink:actuate="onLoad"/></draw:frame>5)</text:p>
      <text:p text:style-name="P2"/>
      <text:p text:style-name="P2"><draw:frame draw:style-name="fr1" draw:name="Image6" text:anchor-type="paragraph" svg:x="-0.4173in" svg:y="0.4791in" svg:width="7.439in" svg:height="0.5256in" draw:z-index="5"><draw:image xlink:href="Pictures/100000000000038900000040B13D8422DDA9846D.png" xlink:type="simple" xlink:show="embed" xlink:actuate="onLoad"/></draw:frame><text:soft-page-break/>6)</text:p>
      <text:p text:style-name="P2"/>
      <text:p text:style-name="P2"/>
      <text:p text:style-name="P3"><draw:frame draw:style-name="fr1" draw:name="Image7" text:anchor-type="paragraph" svg:x="-0.398in" svg:y="0.5409in" svg:width="7.8783in" svg:height="0.7161in" draw:z-index="6"><draw:image xlink:href="Pictures/10000000000001EF0000002D4D78971F22161887.png" xlink:type="simple" xlink:show="embed" xlink:actuate="onLoad"/></draw:frame>7)</text:p>
      <text:p text:style-name="P3"/>
      <text:p text:style-name="P3"/>
      <text:p text:style-name="P3"/>
      <text:p text:style-name="P3"><draw:frame draw:style-name="fr1" draw:name="Image8" text:anchor-type="paragraph" svg:x="-0.3728in" svg:y="0.3543in" svg:width="7.1756in" svg:height="0.8299in" draw:z-index="7"><draw:image xlink:href="Pictures/10000000000001E400000038636C80D8966D751C.png" xlink:type="simple" xlink:show="embed" xlink:actuate="onLoad"/></draw:frame>8)</text:p>
      <text:p text:style-name="P3"/>
      <text:p text:style-name="P4"><draw:frame draw:style-name="fr1" draw:name="Image9" text:anchor-type="paragraph" svg:x="-0.7193in" svg:y="0.5728in" svg:width="8.2in" svg:height="0.3854in" draw:z-index="8"><draw:image xlink:href="Pictures/100000000000033D00000027E39240ED1DAF5DFB.png" xlink:type="simple" xlink:show="embed" xlink:actuate="onLoad"/></draw:frame>9)</text:p>
      <text:p text:style-name="P4"/>
      <text:p text:style-name="P4"/>
      <text:p text:style-name="P5"><draw:frame draw:style-name="fr1" draw:name="Image10" text:anchor-type="paragraph" svg:x="-0.4035in" svg:y="0.4898in" svg:width="7.8839in" svg:height="2.0602in" draw:z-index="9"><draw:image xlink:href="Pictures/10000000000001E20000007E7F52BF3AB64C81D3.png" xlink:type="simple" xlink:show="embed" xlink:actuate="onLoad"/></draw:frame>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15:06.929624244</meta:creation-date>
    <dc:date>2017-05-23T17:41:52.480968793</dc:date>
    <meta:editing-duration>PT26M45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3" meta:paragraph-count="10" meta:word-count="10" meta:character-count="21" meta:non-whitespace-character-count="21"/>
  </office:meta>
</office:document-meta>
</file>